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10-0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1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5-28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1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25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20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0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20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1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0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10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27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12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28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0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2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2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1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14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14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1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3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00290909091" calcext:value-type="float">
            <text:p>9.479002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133062068966" calcext:value-type="float">
            <text:p>9.41133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4568" calcext:value-type="float">
            <text:p>9.6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34537931035" calcext:value-type="float">
            <text:p>9.713345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54492" calcext:value-type="float">
            <text:p>9.715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446812903226" calcext:value-type="float">
            <text:p>9.3744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08984" calcext:value-type="float">
            <text:p>9.2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88696774194" calcext:value-type="float">
            <text:p>9.3088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37268965517" calcext:value-type="float">
            <text:p>9.314372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663716129032" calcext:value-type="float">
            <text:p>9.2766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89858064516" calcext:value-type="float">
            <text:p>9.2788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05504" calcext:value-type="float">
            <text:p>9.28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46956" calcext:value-type="float">
            <text:p>9.324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67704" calcext:value-type="float">
            <text:p>9.51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46412903226" calcext:value-type="float">
            <text:p>9.7234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992180645161" calcext:value-type="float">
            <text:p>9.5999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86168" calcext:value-type="float">
            <text:p>9.60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071458064516" calcext:value-type="float">
            <text:p>9.3307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26864" calcext:value-type="float">
            <text:p>9.35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59775483871" calcext:value-type="float">
            <text:p>9.4559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578171428572" calcext:value-type="float">
            <text:p>9.46578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912387096774" calcext:value-type="float">
            <text:p>9.4591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901393548387" calcext:value-type="float">
            <text:p>9.4890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76662068965" calcext:value-type="float">
            <text:p>9.470766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326206451613" calcext:value-type="float">
            <text:p>9.4832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81416" calcext:value-type="float">
            <text:p>9.71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83458064516" calcext:value-type="float">
            <text:p>9.9098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70761290322" calcext:value-type="float">
            <text:p>9.7297076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37576" calcext:value-type="float">
            <text:p>9.69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44103225807" calcext:value-type="float">
            <text:p>9.69844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7992" calcext:value-type="float">
            <text:p>9.46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709664516129" calcext:value-type="float">
            <text:p>9.4870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04942857143" calcext:value-type="float">
            <text:p>9.48504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649806451613" calcext:value-type="float">
            <text:p>9.4664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2798" calcext:value-type="float">
            <text:p>9.432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69256" calcext:value-type="float">
            <text:p>9.38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59303225806" calcext:value-type="float">
            <text:p>9.39059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29856" calcext:value-type="float">
            <text:p>9.61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135612903226" calcext:value-type="float">
            <text:p>9.6213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620283870968" calcext:value-type="float">
            <text:p>9.6362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8312" calcext:value-type="float">
            <text:p>9.6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693780645161" calcext:value-type="float">
            <text:p>9.3469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724" calcext:value-type="float">
            <text:p>9.34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5624516129" calcext:value-type="float">
            <text:p>9.3425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484142857143" calcext:value-type="float">
            <text:p>9.34484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041961290322" calcext:value-type="float">
            <text:p>9.3304196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318993548387" calcext:value-type="float">
            <text:p>9.3731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09312" calcext:value-type="float">
            <text:p>9.38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230206451613" calcext:value-type="float">
            <text:p>9.4223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7228" calcext:value-type="float">
            <text:p>9.567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61161290323" calcext:value-type="float">
            <text:p>9.7236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384851612903" calcext:value-type="float">
            <text:p>9.8738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806" calcext:value-type="float">
            <text:p>9.750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19303225806" calcext:value-type="float">
            <text:p>9.61919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20664" calcext:value-type="float">
            <text:p>9.47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5724" calcext:value-type="float">
            <text:p>9.47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656137931034" calcext:value-type="float">
            <text:p>9.536561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65935483871" calcext:value-type="float">
            <text:p>9.5156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42980645161" calcext:value-type="float">
            <text:p>9.4734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82336" calcext:value-type="float">
            <text:p>9.43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373909677419" calcext:value-type="float">
            <text:p>9.5637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25816" calcext:value-type="float">
            <text:p>9.68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3036" calcext:value-type="float">
            <text:p>9.81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670012903226" calcext:value-type="float">
            <text:p>9.7067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05624" calcext:value-type="float">
            <text:p>9.63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779922580645" calcext:value-type="float">
            <text:p>9.5777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0456" calcext:value-type="float">
            <text:p>9.4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435225806452" calcext:value-type="float">
            <text:p>9.5043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396085714286" calcext:value-type="float">
            <text:p>9.48396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26503225807" calcext:value-type="float">
            <text:p>9.43326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94304516129" calcext:value-type="float">
            <text:p>9.4294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05044" calcext:value-type="float">
            <text:p>9.420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951716129032" calcext:value-type="float">
            <text:p>9.4595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58620689655" calcext:value-type="float">
            <text:p>9.48558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167380645161" calcext:value-type="float">
            <text:p>9.9016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31432258065" calcext:value-type="float">
            <text:p>9.72931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325" calcext:value-type="float">
            <text:p>9.4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91272" calcext:value-type="float">
            <text:p>9.67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889780645161" calcext:value-type="float">
            <text:p>9.7888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377814285714" calcext:value-type="float">
            <text:p>9.763778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146580645161" calcext:value-type="float">
            <text:p>9.7614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37135483871" calcext:value-type="float">
            <text:p>9.8783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28124" calcext:value-type="float">
            <text:p>9.852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9704" calcext:value-type="float">
            <text:p>9.97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34716" calcext:value-type="float">
            <text:p>10.453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26384516129" calcext:value-type="float">
            <text:p>10.7126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33823225806" calcext:value-type="float">
            <text:p>10.2733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22968" calcext:value-type="float">
            <text:p>9.84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100012903226" calcext:value-type="float">
            <text:p>9.8210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0496" calcext:value-type="float">
            <text:p>9.8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92709677419" calcext:value-type="float">
            <text:p>9.9249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853342857143" calcext:value-type="float">
            <text:p>9.92853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724929032258" calcext:value-type="float">
            <text:p>9.8972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88476923077" calcext:value-type="float">
            <text:p>9.921884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634528" calcext:value-type="float">
            <text:p>9.986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2408888889" calcext:value-type="float">
            <text:p>10.168240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428656" calcext:value-type="float">
            <text:p>10.644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0833846154" calcext:value-type="float">
            <text:p>10.661083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06895384615" calcext:value-type="float">
            <text:p>10.440689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92816" calcext:value-type="float">
            <text:p>9.94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022072727273" calcext:value-type="float">
            <text:p>9.940220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92068571429" calcext:value-type="float">
            <text:p>10.30920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56937142857" calcext:value-type="float">
            <text:p>10.28569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5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69851428571" calcext:value-type="float">
            <text:p>10.27698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24" meta:object-count="0"/>
    <meta:user-defined meta:name="AppVersion">3.0</meta:user-defined>
  </office:meta>
</office:document-meta>
</file>